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èglement intérieur Afric'Edu</text:p>
      <text:p text:style-name="Standard"/>
      <text:list text:style-name="L1">
        <text:list-item>
          <text:p text:style-name="P1">Aspects pratiques des conseils :</text:p>
          <text:list>
            <text:list-item>
              <text:p text:style-name="P1">Le Conseil d'Administration est habituellement occupé par des étudiants, qui mènent un projet sur une année scolaire. Ce projet consiste généralement à fournir du matériel informatique à des populations défavorisées en effectuant un voyage sur place de quelques semaines.</text:p>
            </text:list-item>
            <text:list-item>
              <text:p text:style-name="P1">Le Conseil d'Orientation est habituellement occupé par des anciens du Conseil d'Administration, qui ont effectué au moins un projet et qui peuvent aider considérablement le Conseil d'Administration dans leur démarches.</text:p>
            </text:list-item>
          </text:list>
        </text:list-item>
        <text:list-item>
          <text:p text:style-name="P1">Élection du Conseil d'Administration</text:p>
        </text:list-item>
        <text:list-item>
          <text:p text:style-name="P1">Élection du Bureau</text:p>
        </text:list-item>
        <text:list-item>
          <text:p text:style-name="P1">Membres occasionnels du Conseil d'Administration</text:p>
        </text:list-item>
        <text:list-item>
          <text:p text:style-name="P1">Élection du Conseil d'Orientation</text:p>
        </text:list-item>
        <text:list-item>
          <text:p text:style-name="P1">Nb d'Assemblée générales ordinaires</text:p>
        </text:list-item>
        <text:list-item>
          <text:p text:style-name="P1">Le quorum de l'Assemblé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Bitstream Vera Sans1" style:font-size-asian="12pt" style:language-asian="en" style:country-asian="US" style:font-name-complex="Bitstream Vera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6-08-18T16:44:40</meta:creation-date>
    <dc:date>2006-08-18T17:01:42</dc:date>
    <dc:language>fr-FR</dc:language>
    <meta:editing-cycles>6</meta:editing-cycles>
    <meta:editing-duration>PT17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00" meta:character-count="744"/>
  </office:meta>
</office:document-meta>
</file>